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1">
      <style:paragraph-properties fo:margin-top="0in" fo:margin-bottom="0in" style:contextual-spacing="false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6" style:family="paragraph" style:parent-style-name="Text_20_body" style:list-style-name="L3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7" style:family="paragraph" style:parent-style-name="Text_20_body" style:list-style-name="L4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8" style:family="paragraph" style:parent-style-name="Text_20_body" style:list-style-name="L5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9" style:family="paragraph" style:parent-style-name="Text_20_body" style:list-style-name="L6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20" style:family="paragraph" style:parent-style-name="Text_20_body" style:list-style-name="L7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21" style:family="paragraph" style:parent-style-name="Text_20_body" style:list-style-name="L8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e83a" style:font-weight-asian="normal" style:font-weight-complex="normal"/>
    </style:style>
    <style:style style:name="T4" style:family="text">
      <style:text-properties fo:font-weight="normal" officeooo:rsid="00172675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Список зон ответственности сотрудников компании Teemorka Network</text:h>
      <text:h text:style-name="Heading_20_4" text:outline-level="4"><text:span text:style-name="T2">1. </text:span><text:span text:style-name="Strong_20_Emphasis"><text:span text:style-name="T2">Генеральный директор (CEO)</text:span></text:span></text:h>
      <text:list text:style-name="L1">
        <text:list-item>
          <text:p text:style-name="P14">Общая стратегия и направление развития компании.</text:p>
        </text:list-item>
        <text:list-item>
          <text:p text:style-name="P14">Утверждение ключевых решений и стратегических инициатив.</text:p>
        </text:list-item>
        <text:list-item>
          <text:p text:style-name="P14">Поддержка связей с важными клиентами и партнерами.</text:p>
        </text:list-item>
        <text:list-item>
          <text:p text:style-name="P14">Мониторинг исполнения целей по KPI.</text:p>
        </text:list-item>
        <text:list-item>
          <text:p text:style-name="P2"><text:span text:style-name="Strong_20_Emphasis"><text:span text:style-name="T2">Общий контроль за уцуцугой и стратегическое управление ее направлением.</text:span></text:span></text:p>
        </text:list-item>
      </text:list>
      <text:h text:style-name="Heading_20_4" text:outline-level="4"><text:span text:style-name="T2">2. </text:span><text:span text:style-name="Strong_20_Emphasis"><text:span text:style-name="T2">Исполнительный директор (COO)</text:span></text:span></text:h>
      <text:list text:style-name="L2">
        <text:list-item>
          <text:p text:style-name="P15">Координация повседневных операционных процессов.</text:p>
        </text:list-item>
        <text:list-item>
          <text:p text:style-name="P15">Обеспечение выполнения бизнес-планов и стандартов качества.</text:p>
        </text:list-item>
        <text:list-item>
          <text:p text:style-name="P15">Управление внутренними проектами и оптимизация процессов.</text:p>
        </text:list-item>
        <text:list-item>
          <text:p text:style-name="P15">Ответственность за выполнение внутренней документации и форм.</text:p>
        </text:list-item>
        <text:list-item>
          <text:p text:style-name="P3"><text:span text:style-name="Strong_20_Emphasis"><text:span text:style-name="T2">Контроль за интеграцией уцуцуги в операционные процессы.</text:span></text:span></text:p>
        </text:list-item>
      </text:list>
      <text:h text:style-name="Heading_20_4" text:outline-level="4"><text:span text:style-name="T2">3. </text:span><text:span text:style-name="Strong_20_Emphasis"><text:span text:style-name="T2">Финансовый директор (CFO)</text:span></text:span></text:h>
      <text:list text:style-name="L3">
        <text:list-item>
          <text:p text:style-name="P16">Бюджетирование и финансовое планирование.</text:p>
        </text:list-item>
        <text:list-item>
          <text:p text:style-name="P16">Контроль за финансовыми потоками и отчетностью.</text:p>
        </text:list-item>
        <text:list-item>
          <text:p text:style-name="P16">Анализ финансовых показателей и оптимизация затрат.</text:p>
        </text:list-item>
        <text:list-item>
          <text:p text:style-name="P16">Ведение документации по финансовым операциям и KPI.</text:p>
        </text:list-item>
        <text:list-item>
          <text:p text:style-name="P4"><text:span text:style-name="Strong_20_Emphasis"><text:span text:style-name="T2">Контроль за финансовыми аспектами уцуцуги и оценка ее экономического эффекта.</text:span></text:span></text:p>
        </text:list-item>
      </text:list>
      <text:h text:style-name="Heading_20_4" text:outline-level="4"><text:span text:style-name="T2">4. </text:span><text:span text:style-name="Strong_20_Emphasis"><text:span text:style-name="T2">Директор по маркетингу (CMO)</text:span></text:span></text:h>
      <text:list text:style-name="L4">
        <text:list-item>
          <text:p text:style-name="P17">Разработка и реализация маркетинговой стратегии.</text:p>
        </text:list-item>
        <text:list-item>
          <text:p text:style-name="P17">Управление брендом и репутацией компании.</text:p>
        </text:list-item>
        <text:list-item>
          <text:p text:style-name="P17">Координация рекламных кампаний и анализ их эффективности.</text:p>
        </text:list-item>
        <text:list-item>
          <text:p text:style-name="P17">Подготовка отчетов и аналитики по маркетинговым показателям.</text:p>
        </text:list-item>
        <text:list-item>
          <text:p text:style-name="P5"><text:span text:style-name="Strong_20_Emphasis"><text:span text:style-name="T2">Продвижение концепции уцуцуги среди клиентов и партнеров.</text:span></text:span></text:p>
        </text:list-item>
      </text:list>
      <text:h text:style-name="Heading_20_4" text:outline-level="4"><text:span text:style-name="T2">5. </text:span><text:span text:style-name="Strong_20_Emphasis"><text:span text:style-name="T2">Директор по продажам (CSO)</text:span></text:span></text:h>
      <text:list text:style-name="L5">
        <text:list-item>
          <text:p text:style-name="P18">Разработка и выполнение стратегии продаж.</text:p>
        </text:list-item>
        <text:list-item>
          <text:p text:style-name="P18">Управление отделом продаж и контроль за выполнением планов.</text:p>
        </text:list-item>
        <text:list-item>
          <text:p text:style-name="P18">Взаимодействие с ключевыми клиентами и партнерами.</text:p>
        </text:list-item>
        <text:list-item>
          <text:p text:style-name="P18">Отчетность по результатам продаж и KPI.</text:p>
        </text:list-item>
        <text:list-item>
          <text:p text:style-name="P6"><text:span text:style-name="Strong_20_Emphasis"><text:span text:style-name="T2">Разработка предложений по услугам, связанным с уцуцугой, и их продажа клиентам.</text:span></text:span></text:p>
        </text:list-item>
      </text:list>
      <text:h text:style-name="Heading_20_4" text:outline-level="4"><text:span text:style-name="T2">6. </text:span><text:span text:style-name="Strong_20_Emphasis"><text:span text:style-name="T2">Директор по информационным технологиям (CIO)</text:span></text:span></text:h>
      <text:list text:style-name="L6">
        <text:list-item>
          <text:p text:style-name="P19">Разработка и внедрение ИТ-стратегий и систем.</text:p>
        </text:list-item>
        <text:list-item>
          <text:p text:style-name="P19">Управление ИТ-инфраструктурой и поддержка пользователей.</text:p>
        </text:list-item>
        <text:list-item>
          <text:p text:style-name="P19">Обеспечение безопасности и конфиденциальности данных.</text:p>
        </text:list-item>
        <text:list-item>
          <text:p text:style-name="P19">Подготовка отчетов по эффективности ИТ-систем.</text:p>
        </text:list-item>
        <text:list-item>
          <text:p text:style-name="P7"><text:span text:style-name="Strong_20_Emphasis"><text:span text:style-name="T2">Обеспечение технической поддержки систем, связанных с уцуцугой.</text:span></text:span></text:p>
        </text:list-item>
      </text:list>
      <text:h text:style-name="Heading_20_4" text:outline-level="4"><text:soft-page-break/><text:span text:style-name="T2">7. </text:span><text:span text:style-name="Strong_20_Emphasis"><text:span text:style-name="T2">Менеджер проектов</text:span></text:span></text:h>
      <text:list text:style-name="L7">
        <text:list-item>
          <text:p text:style-name="P20">Координация и управление проектными командами.</text:p>
        </text:list-item>
        <text:list-item>
          <text:p text:style-name="P20">Планирование и контроль сроков выполнения проектов.</text:p>
        </text:list-item>
        <text:list-item>
          <text:p text:style-name="P20">Подготовка проектной документации и отчетов по выполнению.</text:p>
        </text:list-item>
        <text:list-item>
          <text:p text:style-name="P20">Обеспечение достижения проектных целей и KPI.</text:p>
        </text:list-item>
        <text:list-item>
          <text:p text:style-name="P8"><text:span text:style-name="Strong_20_Emphasis"><text:span text:style-name="T2">Контроль и координация проектов, связанных с исследованием и развитием уцуцуги.</text:span></text:span></text:p>
        </text:list-item>
      </text:list>
      <text:h text:style-name="Heading_20_4" text:outline-level="4"><text:span text:style-name="T2">8. </text:span><text:span text:style-name="Strong_20_Emphasis"><text:span text:style-name="T2">Аналитик</text:span></text:span></text:h>
      <text:list text:style-name="L8">
        <text:list-item>
          <text:p text:style-name="P21">Сбор и анализ данных для принятия управленческих решений.</text:p>
        </text:list-item>
        <text:list-item>
          <text:p text:style-name="P21">Подготовка аналитических отчетов и предложений.</text:p>
        </text:list-item>
        <text:list-item>
          <text:p text:style-name="P21">Мониторинг ключевых показателей и трендов.</text:p>
        </text:list-item>
        <text:list-item>
          <text:p text:style-name="P21">Ведение базы данных и документов по аналитике.</text:p>
        </text:list-item>
        <text:list-item>
          <text:p text:style-name="P9"><text:span text:style-name="Strong_20_Emphasis"><text:span text:style-name="T2">Анализ данных, связанных с проявлением уцуцуги, и подготовка отчетов.</text:span></text:span></text:p>
        </text:list-item>
      </text:list>
      <text:h text:style-name="Heading_20_4" text:outline-level="4"><text:span text:style-name="T2">9. </text:span><text:span text:style-name="Strong_20_Emphasis"><text:span text:style-name="T2">Секретарь</text:span></text:span></text:h>
      <text:list text:style-name="L9">
        <text:list-item>
          <text:p text:style-name="P22">Организация и ведение делопроизводства.</text:p>
        </text:list-item>
        <text:list-item>
          <text:p text:style-name="P22">Координация расписания и встреч руководства.</text:p>
        </text:list-item>
        <text:list-item>
          <text:p text:style-name="P22">Подготовка и обработка корреспонденции.</text:p>
        </text:list-item>
        <text:list-item>
          <text:p text:style-name="P22">Ведение реестра внутренних документов и форм.</text:p>
        </text:list-item>
        <text:list-item>
          <text:p text:style-name="P10"><text:span text:style-name="Strong_20_Emphasis"><text:span text:style-name="T2">Обработка корреспонденции и документации, связанной с уцуцугой.</text:span></text:span></text:p>
        </text:list-item>
      </text:list>
      <text:h text:style-name="Heading_20_4" text:outline-level="4"><text:span text:style-name="T2">10. </text:span><text:span text:style-name="Strong_20_Emphasis"><text:span text:style-name="T2">Специалист по кадровым вопросам</text:span></text:span></text:h>
      <text:list text:style-name="L10">
        <text:list-item>
          <text:p text:style-name="P23">Управление процессом подбора и адаптации персонала.</text:p>
        </text:list-item>
        <text:list-item>
          <text:p text:style-name="P23">Ведение кадровой документации и отчетности.</text:p>
        </text:list-item>
        <text:list-item>
          <text:p text:style-name="P23">Организация обучения и развития сотрудников.</text:p>
        </text:list-item>
        <text:list-item>
          <text:p text:style-name="P23">Контроль за выполнением норм трудового законодательства.</text:p>
        </text:list-item>
        <text:list-item>
          <text:p text:style-name="P11"><text:span text:style-name="Strong_20_Emphasis"><text:span text:style-name="T2">Подбор и обучение сотрудников по вопросам уцуцуги.</text:span></text:span></text:p>
        </text:list-item>
      </text:list>
      <text:h text:style-name="Heading_20_4" text:outline-level="4"><text:span text:style-name="T2">11. </text:span><text:span text:style-name="Strong_20_Emphasis"><text:span text:style-name="T2">Директор по уцуцуг</text:span></text:span><text:span text:style-name="Strong_20_Emphasis"><text:span text:style-name="T3">е </text:span></text:span><text:span text:style-name="Strong_20_Emphasis"><text:span text:style-name="T2">(Chief </text:span></text:span><text:span text:style-name="Strong_20_Emphasis"><text:span text:style-name="T3">Ucucuga</text:span></text:span><text:span text:style-name="Strong_20_Emphasis"><text:span text:style-name="T2"> </text:span></text:span><text:span text:style-name="Strong_20_Emphasis"><text:span text:style-name="T4">Manager</text:span></text:span><text:span text:style-name="Strong_20_Emphasis"><text:span text:style-name="T2">)</text:span></text:span></text:h>
      <text:list text:style-name="L11">
        <text:list-item>
          <text:p text:style-name="P13"><text:span text:style-name="Strong_20_Emphasis"><text:span text:style-name="T2">Разработка и внедрение стратегии уцуцуги.</text:span></text:span></text:p>
        </text:list-item>
        <text:list-item>
          <text:p text:style-name="P13"><text:span text:style-name="Strong_20_Emphasis"><text:span text:style-name="T2">Контроль и координация всех процессов, связанных с уцуцугой.</text:span></text:span></text:p>
        </text:list-item>
        <text:list-item>
          <text:p text:style-name="P13"><text:span text:style-name="Strong_20_Emphasis"><text:span text:style-name="T2">Поиск и исследование новых средств преумножения уцуцуги.</text:span></text:span></text:p>
        </text:list-item>
        <text:list-item>
          <text:p text:style-name="P13"><text:span text:style-name="Strong_20_Emphasis"><text:span text:style-name="T2">Подготовка отчетов по эффективности и влиянию уцуцуги.</text:span></text:span></text:p>
        </text:list-item>
        <text:list-item>
          <text:p text:style-name="P12"><text:span text:style-name="Strong_20_Emphasis"><text:span text:style-name="T2">Работа с другими отделами для интеграции уцуцуги в бизнес-процессы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09:09:08.649129590</meta:creation-date>
    <dc:date>2024-06-17T09:10:06.702991922</dc:date>
    <meta:editing-duration>PT58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2" meta:paragraph-count="67" meta:word-count="459" meta:character-count="3334" meta:non-whitespace-character-count="2997"/>
  </office:meta>
</office:document-meta>
</file>